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CP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CPConnect</text:h>
                    <text:list>
                        <text:list-item>
                            <text:h text:style-name="Heading_20_2" text:outline-level="2">Description</text:h>
                        </text:list-item>
                    </text:list>
                </text:list-item>
            </text:list>

            <text:p text:style-name="Standard">Connects to the TCP server.</text:p>

            
                <text:list xml:id="list_TCPConnect2" text:continue-numbering="true" text:continue-list="list_TCP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CPConnect6" text:continue-numbering="true" text:style-name="Outline">
                                                <text:list-item>
                                                    <text:list>
                                                        <text:list-item>
                                                            <text:list>
                                                                <text:list-item>
                                                                    <text:h text:style-name="Heading_20_3" text:outline-level="3">
                                                                        Socket
                                                                        <text:s text:c="4"/>
                                                                        <text:span text:style-name="T2">ASSIGNABLE EXPRESSION (object:TCPSocket)</text:span>
                                                                    </text:h>
                                                                </text:list-item>
                                                            </text:list>
                                                        </text:list-item>
                                                    </text:list>
                                                </text:list-item>
                                            </text:list>
                                            <text:p text:style-name="Standard">Socket object of type <text:span text:style-name="backtick">object:TCPSocket</text:span> to be created and initialized.</text:p>,
                                            <text:list xml:id="list_TCPConnect7" text:continue-numbering="true" text:continue-list="list_TCPConnect6" text:style-name="Outline">
                                                <text:list-item>
                                                    <text:list>
                                                        <text:list-item>
                                                            <text:list>
                                                                <text:list-item>
                                                                    <text:h text:style-name="Heading_20_3" text:outline-level="3">
                                                                        IP Address
                                                                        <text:s text:c="4"/>
                                                                        <text:span text:style-name="T2">EXPRESSION (object:string)</text:span>
                                                                    </text:h>
                                                                </text:list-item>
                                                            </text:list>
                                                        </text:list-item>
                                                    </text:list>
                                                </text:list-item>
                                            </text:list>
                                            <text:p text:style-name="Standard">IP address of the server.</text:p>,
                                            <text:list xml:id="list_TCPConnect8" text:continue-numbering="true" text:continue-list="list_TCPConnect7" text:style-name="Outline">
                                                <text:list-item>
                                                    <text:list>
                                                        <text:list-item>
                                                            <text:list>
                                                                <text:list-item>
                                                                    <text:h text:style-name="Heading_20_3" text:outline-level="3">
                                                                        Port
                                                                        <text:s text:c="4"/>
                                                                        <text:span text:style-name="T2">EXPRESSION (object:number)</text:span>
                                                                    </text:h>
                                                                </text:list-item>
                                                            </text:list>
                                                        </text:list-item>
                                                    </text:list>
                                                </text:list-item>
                                            </text:list>
                                            <text:p text:style-name="Standard">TCP port on which server accepts connecti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CPConnect9" text:continue-numbering="true" text:continue-list="list_TCPConnect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CPConnect10" text:continue-numbering="true" text:continue-list="list_TCPConnect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CPConnect11" text:continue-numbering="true" text:continue-list="list_TCPConnect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CPConnect12" text:continue-numbering="true" text:continue-list="list_TCPConnect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CPConnect13" text:continue-numbering="true" text:continue-list="list_TCPConnect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TCPConnect3" text:continue-numbering="true" text:continue-list="list_TCPConnect2" text:style-name="Outline">
                    <text:list-item>
                        <text:list>
                            <text:list-item>
                                <text:h text:style-name="Heading_20_2" text:outline-level="2">Inputs</text:h>
                            </text:list-item>
                        </text:list>
                    </text:list-item>
                </text:list>

                
                            <text:list xml:id="list_TCPConnect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TCPConnect4" text:continue-numbering="true" text:continue-list="list_TCPConnect3" text:style-name="Outline">
                    <text:list-item>
                        <text:list>
                            <text:list-item>
                                <text:h text:style-name="Heading_20_2" text:outline-level="2">Outputs</text:h>
                            </text:list-item>
                        </text:list>
                    </text:list-item>
                </text:list>

                
                            <text:list xml:id="list_TCPConnect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TCPConnect5" text:continue-numbering="true" text:continue-list="list_TCPConnect4" text:style-name="Outline">
                        <text:list-item>
                            <text:list>
                                <text:list-item>
                                    <text:h text:style-name="Heading_20_2" text:outline-level="2">Examples</text:h>
                                </text:list-item>
                            </text:list>
                        </text:list-item>
                    </text:list>
                    <text:p text:style-name="Standard"/>
                    
                    <text:list xml:id="list_TCPConnect16" text:style-name="List_20_1">
                        
                        <text:list-item>
                            <text:p text:style-name="List_20_1_20_Start">
                                <text:span text:style-name="T1">TCP CLient</text:span>
                            </text:p>
                            
                        </text:list-item>
                        
                    

                        <text:list-item>
                            <text:p text:style-name="List_20_1_20_Start">
                                <text:span text:style-name="T1">TCP Serve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